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f08b" officeooo:paragraph-rsid="0009f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s text:c="5"/>* Metode que a nes moment que te identifiques amb un usuari correcte,</text:p>
      <text:p text:style-name="P1"><text:s text:c="5"/>* se carregue el fitxer csv que es troba a nes paquet 'clases' ImportPlataformas</text:p>
      <text:p text:style-name="P1"><text:s text:c="5"/>* lletgeix el fitxer a la clase i a n'aquest metode crides es metode de lletgir el fitxer</text:p>
      <text:p text:style-name="P1"><text:s text:c="5"/>* i el guarda a un arraylist,</text:p>
      <text:p text:style-name="P1"><text:s text:c="5"/>* recorreix l'array i crea s'insert de totes ses plataformes fins que acaba el fitxer.</text:p>
      <text:p text:style-name="P1"><text:s text:c="5"/>* @param evt </text:p>
      <text:p text:style-name="P1"><text:s text:c="5"/>*/</text:p>
      <text:p text:style-name="P1"><text:s text:c="4"/>private void jButtonAccederActionPerformed(java.awt.event.ActionEvent evt) { <text:s text:c="46"/></text:p>
      <text:p text:style-name="P1"><text:s text:c="8"/>// TODO add your handling code here:</text:p>
      <text:p text:style-name="P1"><text:s text:c="8"/></text:p>
      <text:p text:style-name="P1"><text:s text:c="8"/>//conexion</text:p>
      <text:p text:style-name="P1"><text:s text:c="8"/>Conexio mysql = new Conexio(); </text:p>
      <text:p text:style-name="P1"><text:s text:c="8"/>Connection con = mysql.conectar();</text:p>
      <text:p text:style-name="P1"><text:s text:c="8"/></text:p>
      <text:p text:style-name="P1"><text:s text:c="8"/>String iSQL = "";</text:p>
      <text:p text:style-name="P1"><text:s text:c="8"/></text:p>
      <text:p text:style-name="P1"><text:s text:c="8"/>ImportPlataformas p = new ImportPlataformas();</text:p>
      <text:p text:style-name="P1"><text:s text:c="8"/></text:p>
      <text:p text:style-name="P1"><text:s text:c="8"/>ArrayList &lt;String&gt; listaPlataformas = new ArrayList();</text:p>
      <text:p text:style-name="P1"><text:s text:c="8"/>listaPlataformas = p.leer(); //introduce el contenido del fixero (que se encuentra en la clase importPlataformas) en un arraylist</text:p>
      <text:p text:style-name="P1"><text:s text:c="8"/></text:p>
      <text:p text:style-name="P1"><text:s text:c="8"/>iSQL = "INSERT INTO Plataformas (NombrePlataforma) VALUES (?)"; //insert dentro de la tabla plataformas, el id es incrementativo.</text:p>
      <text:p text:style-name="P1"><text:s text:c="8"/></text:p>
      <text:p text:style-name="P1"><text:s text:c="8"/>try {</text:p>
      <text:p text:style-name="P1"><text:s text:c="12"/>PreparedStatement ps = con.prepareStatement(iSQL); </text:p>
      <text:p text:style-name="P1"><text:s text:c="12"/>for (int i = 0; i &lt; listaPlataformas.size(); i++) { //recorreix l'array e inserta a la base de dades</text:p>
      <text:p text:style-name="P1"><text:s text:c="16"/>ps.setString(1, listaPlataformas.get(i));//inserta</text:p>
      <text:p text:style-name="P1"><text:s text:c="16"/>int n = ps.executeUpdate();</text:p>
      <text:p text:style-name="P1"><text:s text:c="16"/>if (n &gt; 0) {</text:p>
      <text:p text:style-name="P1"><text:s text:c="20"/>JOptionPane.showMessageDialog(null, "Inserció satisfactòria");//si funciona bien</text:p>
      <text:p text:style-name="P1"><text:s text:c="16"/>}</text:p>
      <text:p text:style-name="P1"><text:s text:c="12"/>}</text:p>
      <text:p text:style-name="P1"><text:s text:c="8"/>} catch (SQLException ex) {</text:p>
      <text:p text:style-name="P1"><text:s text:c="12"/>JOptionPane.showMessageDialog(null, ex.getMessage()); //error</text:p>
      <text:p text:style-name="P1"><text:s text:c="8"/>}</text:p>
      <text:p text:style-name="P1"><text:s text:c="8"/>MenuPrincipal mp = new MenuPrincipal(new javax.swing.JFrame(), true);//mostra es menu principal.</text:p>
      <text:p text:style-name="P1"><text:s text:c="8"/>mp.setVisible(true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N LA CARPETA 'clases' ESTA LA CLASE 'ImportPlataformas'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clases;</text:p>
      <text:p text:style-name="P1"/>
      <text:p text:style-name="P1">import java.io.BufferedReader;</text:p>
      <text:p text:style-name="P1">import java.io.FileReader;</text:p>
      <text:p text:style-name="P1">import java.io.IOException;</text:p>
      <text:p text:style-name="P1">import java.util.ArrayList;</text:p>
      <text:p text:style-name="P1">import java.util.StringTokenizer;</text:p>
      <text:p text:style-name="P1">import javax.swing.JOptionPane;</text:p>
      <text:p text:style-name="P1"/>
      <text:p text:style-name="P1">/**</text:p>
      <text:p text:style-name="P1"><text:s/>*</text:p>
      <text:p text:style-name="P1"><text:s/>* @author Budha</text:p>
      <text:p text:style-name="P1"><text:s/>*/</text:p>
      <text:p text:style-name="P1">public class ImportPlataformas{</text:p>
      <text:p text:style-name="P1"><text:s text:c="8"/></text:p>
      <text:p text:style-name="P1"><text:s text:c="4"/>public ImportPlataformas(){</text:p>
      <text:p text:style-name="P1"><text:s text:c="8"/>//leer();</text:p>
      <text:p text:style-name="P1"><text:s text:c="4"/>}</text:p>
      <text:p text:style-name="P1"><text:s text:c="4"/></text:p>
      <text:p text:style-name="P1"><text:s text:c="4"/>public ArrayList &lt;String&gt; leer(){</text:p>
      <text:p text:style-name="P1"><text:s text:c="8"/>ArrayList &lt;String&gt; lista = new ArrayList();</text:p>
      <text:p text:style-name="P1"><text:s text:c="8"/></text:p>
      <text:p text:style-name="P1"><text:s text:c="8"/>String stoken;</text:p>
      <text:p text:style-name="P1"><text:s text:c="8"/>try {</text:p>
      <text:p text:style-name="P1"><text:s text:c="12"/>FileReader fix = new FileReader ("src/plataformes.csv"); //ini fichero de lectura.</text:p>
      <text:p text:style-name="P1"><text:s text:c="12"/>BufferedReader br = new BufferedReader(fix); //buffer reader, leer de fichero. vuelca informacion al buffer. </text:p>
      <text:p text:style-name="P1"><text:s text:c="8"/></text:p>
      <text:p text:style-name="P1"><text:s text:c="8"/>while ((stoken=br.readLine())!=null){</text:p>
      <text:p text:style-name="P1"><text:s text:c="12"/>StringTokenizer st = new StringTokenizer (stoken , ";:");</text:p>
      <text:p text:style-name="P1"><text:s text:c="12"/>String plataforma = st.nextToken();</text:p>
      <text:p text:style-name="P1"><text:s text:c="12"/>//JOptionPane.showMessageDialog(null, "El contingut del fitxer es: plataforma: " + plataforma + ".");</text:p>
      <text:p text:style-name="P1"><text:s text:c="12"/>lista.add(plataforma);</text:p>
      <text:p text:style-name="P1"><text:s text:c="8"/>}</text:p>
      <text:p text:style-name="P1"><text:s text:c="8"/></text:p>
      <text:p text:style-name="P1"><text:s text:c="8"/>br.close(); //cierro buffer</text:p>
      <text:p text:style-name="P1"><text:s text:c="8"/>fix.close(); //cierro fichero</text:p>
      <text:p text:style-name="P1"><text:s text:c="8"/></text:p>
      <text:p text:style-name="P1"><text:s text:c="8"/>return lista;</text:p>
      <text:p text:style-name="P1"><text:s text:c="8"/></text:p>
      <text:p text:style-name="P1"><text:s text:c="8"/>} catch (IOException e) {</text:p>
      <text:p text:style-name="P1"><text:s text:c="12"/>JOptionPane.showMessageDialog(null, "error al lletgir de fitxer");</text:p>
      <text:p text:style-name="P1"><text:s text:c="12"/>return null;</text:p>
      <text:p text:style-name="P1"><text:s text:c="8"/>} //fi</text:p>
      <text:p text:style-name="P1"><text:soft-page-break/><text:s text:c="8"/></text:p>
      <text:p text:style-name="P1"><text:s text:c="4"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8:54:23.568412000</meta:creation-date>
    <dc:date>2016-05-26T18:56:17.591758000</dc:date>
    <meta:editing-duration>PT1M55S</meta:editing-duration>
    <meta:editing-cycles>1</meta:editing-cycles>
    <meta:document-statistic meta:table-count="0" meta:image-count="0" meta:object-count="0" meta:page-count="3" meta:paragraph-count="89" meta:word-count="367" meta:character-count="3344" meta:non-whitespace-character-count="2399"/>
    <meta:generator>LibreOffice/5.0.6.3$MacOSX_X86_64 LibreOffice_project/490fc03b25318460cfc54456516ea2519c11d1aa</meta:generator>
  </office:meta>
</office:document-meta>
</file>